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02in"/>
    </style:style>
    <style:style style:name="co4" style:family="table-column">
      <style:table-column-properties fo:break-before="auto" style:column-width="1.4354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128in"/>
    </style:style>
    <style:style style:name="co10" style:family="table-column">
      <style:table-column-properties fo:break-before="auto" style:column-width="1.3902in"/>
    </style:style>
    <style:style style:name="co11" style:family="table-column">
      <style:table-column-properties fo:break-before="auto" style:column-width="1.3472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1.479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898in">
              <dc:creator>LS</dc:creator>
              <dc:date>2018-11-19T00:00:00</dc:date>
              <text:p text:style-name="P1">AccessibilityManager-flow.js:1481:5-17: [class: DisplayObject]</text:p>
              <text:p text:style-name="P1">AccessibilityManager-flow.js:1481:5-27: DisplayObject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657in">
              <dc:creator>LS</dc:creator>
              <dc:date>2018-11-19T00:00:00</dc:date>
              <text:p text:style-name="P1">AccessibilityManager-flow.js:1957:1-13: [class: WebGLRenderer]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3" draw:text-style-name="P1" svg:width="1.1413in" svg:height="1.0122in" svg:x="3.2484in" svg:y="0in" draw:caption-point-x="-0.2402in" draw:caption-point-y="0.552in">
              <dc:creator>LS</dc:creator>
              <dc:date>2018-11-19T00:00:00</dc:date>
              <text:p text:style-name="P1">AccessibilityManager-flow.js:1958:1-14: [class: CanvasRenderer]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048565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CanvasGraphicsRenderer" table:style-name="ta1" table:print="false">
        <table:table-column table:style-name="co5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>
          <table:table-cell table:number-columns-repeated="3"/>
        </table:table-row>
      </table:table>
      <table:table table:name="CanvasRenderer" table:style-name="ta1" table:print="false">
        <table:table-column table:style-name="co6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5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6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6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2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7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ntainer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isplayObject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8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9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8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9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10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1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10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Ellipse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7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10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3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3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4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7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5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10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6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8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7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10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18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19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14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0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21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20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2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6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10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7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3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8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5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5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4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8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5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4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7">
          <table:table-cell table:style-name="Default"/>
          <table:table-cell table:number-columns-repeated="2"/>
        </table:table-row>
        <table:table-row table:style-name="ro6" table:number-rows-repeated="1048548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MaskManager" table:style-name="ta1" table:print="false">
        <table:table-column table:style-name="co9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5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5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048565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Point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6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7">
          <table:table-cell table:style-name="Default"/>
          <table:table-cell table:number-columns-repeated="2"/>
        </table:table-row>
        <table:table-row table:style-name="ro6" table:number-rows-repeated="1048548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048565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10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6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4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7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2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048565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10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10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9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6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6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6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6">
          <table:table-cell table:style-name="ce10" office:value-type="string">
            <text:p>EventEmitter</text:p>
          </table:table-cell>
          <table:table-cell table:style-name="ce9">
            <office:annotation draw:style-name="gr10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10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29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0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10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0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8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1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10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33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5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33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6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6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10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33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6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6" table:number-rows-repeated="104856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TransformBase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4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4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7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6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3" table:default-cell-style-name="ce11"/>
        <table:table-column table:style-name="co2" table:number-columns-repeated="2" table:default-cell-style-name="Default"/>
        <table:table-row table:style-name="ro6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" office:value-type="float" office:value="0">
            <text:p>#NOME?</text:p>
          </table:table-cell>
        </table:table-row>
        <table:table-row table:style-name="ro6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5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11/19/2018</text:date>, <text:time>10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9T10:44:31</dc:date>
    <dc:creator>Leonardo Silva</dc:creator>
    <meta:editing-duration>P2DT8H47M55S</meta:editing-duration>
    <meta:editing-cycles>165</meta:editing-cycles>
    <meta:generator>OpenOffice/4.1.5$Unix OpenOffice.org_project/415m1$Build-9789</meta:generator>
    <meta:document-statistic meta:table-count="47" meta:cell-count="648" meta:object-count="0"/>
  </office:meta>
</office:document-meta>
</file>